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Arduino</text:span><text:span text:style-name="T2_11"><text:s/></text:span><text:span text:style-name="T2_12">GLCD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TFT</text:span><text:span text:style-name="T9_2"><text:tab/></text:span><text:span text:style-name="T9_3">KEYWORD</text:span><text:span text:style-name="T9_4">1</text:span></text:p>
      <text:p text:style-name="P10"/>
      <text:p text:style-name="P11"><text:span text:style-name="T11_1">#######################################</text:span></text:p>
      <text:p text:style-name="P12"><text:span text:style-name="T12_1">#<text:s/></text:span><text:span text:style-name="T12_2">Methods</text:span><text:span text:style-name="T12_3"><text:s/></text:span><text:span text:style-name="T12_4">and</text:span><text:span text:style-name="T12_5"><text:s/></text:span><text:span text:style-name="T12_6">Functions</text:span><text:span text:style-name="T12_7"><text:s/>(</text:span><text:span text:style-name="T12_8">KEYWORD</text:span><text:span text:style-name="T12_9">2)</text:span></text:p>
      <text:p text:style-name="P13"><text:span text:style-name="T13_1">#######################################</text:span></text:p>
      <text:p text:style-name="P14"/>
      <text:p text:style-name="P15"/>
      <text:p text:style-name="P16"><text:span text:style-name="T16_1">#######################################</text:span></text:p>
      <text:p text:style-name="P17"><text:span text:style-name="T17_1">#<text:s/></text:span><text:span text:style-name="T17_2">Constants</text:span><text:span text:style-name="T17_3"><text:s/>(</text:span><text:span text:style-name="T17_4">LITERAL</text:span><text:span text:style-name="T17_5">1)</text:span></text:p>
      <text:p text:style-name="P18"><text:span text:style-name="T18_1">#######################################</text:span></text:p>
      <text:p text:style-name="P19"/>
      <text:p text:style-name="P20"><text:span text:style-name="T20_1">EsploraTFT</text:span><text:span text:style-name="T20_2"><text:tab/></text:span><text:span text:style-name="T20_3">LITERAL</text:span><text:span text:style-name="T20_4">1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